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3">
      <style:paragraph-properties fo:margin-left="0cm" fo:margin-right="0cm" fo:text-indent="0cm" style:auto-text-indent="false"/>
    </style:style>
    <style:style style:name="P7" style:family="paragraph" style:parent-style-name="Standard" style:list-style-name="L5">
      <style:paragraph-properties fo:margin-left="1.251cm" fo:margin-right="0cm" fo:text-indent="0cm" style:auto-text-indent="false"/>
    </style:style>
    <style:style style:name="P8" style:family="paragraph" style:parent-style-name="Standard" style:list-style-name="L6">
      <style:paragraph-properties fo:margin-left="1.251cm" fo:margin-right="0cm" fo:text-indent="0cm" style:auto-text-indent="false"/>
    </style:style>
    <style:style style:name="P9" style:family="paragraph" style:parent-style-name="Heading_20_1">
      <style:paragraph-properties fo:text-align="center" style:justify-single-word="false"/>
    </style:style>
    <style:style style:name="P10" style:family="paragraph" style:parent-style-name="Heading_20_2">
      <style:paragraph-properties fo:margin-top="0.423cm" fo:margin-bottom="0.212cm" fo:keep-with-next="always"/>
    </style:style>
    <style:style style:name="T1" style:family="text">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AHIER DES CHARGES DU LABO "BOUTEEQUE"</text:h>
      <text:p text:style-name="Standard"/>
      <text:h text:style-name="Heading_20_2" text:outline-level="2">Aperçu général : </text:h>
      <text:p text:style-name="Standard"/>
      <text:p text:style-name="Standard"/>
      <text:p text:style-name="Standard">Le site présentera une boutique en ligne de tee-shirt. Le site permettra à l'utilisateur de préparer sa commande avant de la valider. Le payement et la livraison sont à charge du client. L'interface devra cependant prévoir un système permettant de marquer les commandes livrées et de les déduire du stock.</text:p>
      <text:p text:style-name="Standard"/>
      <text:p text:style-name="Standard">Le graphisme simple, jeune et léger vous est confié.</text:p>
      <text:p text:style-name="Standard"/>
      <text:p text:style-name="Standard">Il sera divisé en sections accessibles par un menu permanent : </text:p>
      <text:list xml:id="list1878602987" text:style-name="L1">
        <text:list-item>
          <text:p text:style-name="P1">Accueil (tee-shirts par date de création).</text:p>
        </text:list-item>
        <text:list-item>
          <text:p text:style-name="P1">Un lien par catégorie (tee-shirt de cette catégorie)</text:p>
        </text:list-item>
        <text:list-item>
          <text:p text:style-name="P1">Accès au détails du panier et validation de la commande.</text:p>
        </text:list-item>
        <text:list-item>
          <text:p text:style-name="P1">Un résumé du du panier et le montant total.</text:p>
        </text:list-item>
        <text:list-item>
          <text:p text:style-name="P1">Un formulaire de connexion(partie administrateur).</text:p>
        </text:list-item>
      </text:list>
      <text:p text:style-name="Standard"/>
      <text:p text:style-name="Standard">Une interface administrateur protégée par login et mot de passe, devra permettre à l'administrateur :</text:p>
      <text:p text:style-name="Standard"><text:s/></text:p>
      <text:list xml:id="list1736663111" text:style-name="L2">
        <text:list-item>
          <text:p text:style-name="P2">La gestion des tee-shirts.</text:p>
        </text:list-item>
        <text:list-item>
          <text:p text:style-name="P2">La gestion des commandes.</text:p>
        </text:list-item>
      </text:list>
      <text:p text:style-name="Standard"/>
      <text:p text:style-name="Standard"/>
      <text:h text:style-name="Heading_20_2" text:outline-level="2">Aperçu détaillé.</text:h>
      <text:p text:style-name="Text_20_body"/>
      <text:h text:style-name="Heading_20_2" text:outline-level="2">==CLIENT==</text:h>
      <text:p text:style-name="Standard"/>
      <text:p text:style-name="Standard">Chaque page sera composée d'une bannière, d'un logo, un formulaire de connexion et d'un menu permanent(un lien par catégorie) et d'un aperçu du panier actuel (avec un lien pour voir le détails).</text:p>
      <text:p text:style-name="Standard"/>
      <text:p text:style-name="Standard"/>
      <text:h text:style-name="Heading_20_3" text:outline-level="3">Page d'accueil :</text:h>
      <text:p text:style-name="Standard">La page d'accueil devra afficher une sélection des trois teeshirts les plus récents et de trois autres tirés au hasard.</text:p>
      <text:h text:style-name="Heading_20_3" text:outline-level="3">Page de présentation par catégorie :</text:h>
      <text:p text:style-name="Standard"/>
      <text:p text:style-name="Standard">La structure des présentations de teeshirt se décline sur deux niveaux : </text:p>
      <text:list xml:id="list2007498996" text:style-name="L3">
        <text:list-item>
          <text:p text:style-name="P6">une liste de miniatures des tee-shirts accompagnées du nom du créateur et du nom du tee-shirt. </text:p>
        </text:list-item>
        <text:list-item>
          <text:p text:style-name="P6">une page de détails d'un tee-shirt, accompagnée d'une liste des tailles disponibles(en stock) et <text:s/>des <text:s/>champs de commande(un champ par taille).</text:p>
        </text:list-item>
      </text:list>
      <text:p text:style-name="Standard"><text:soft-page-break/></text:p>
      <text:p text:style-name="Standard">Tous les tee-shirts commandés seront stockés dans un panier dans la base de données durant un mois(création de table).</text:p>
      <text:p text:style-name="Standard"/>
      <text:h text:style-name="Heading_20_3" text:outline-level="3">Page de visualisation du panier :</text:h>
      <text:p text:style-name="Standard"/>
      <text:p text:style-name="Standard">La page de visualisation du panier devra contenir : </text:p>
      <text:list xml:id="list1280886551" text:style-name="L4">
        <text:list-item>
          <text:p text:style-name="P3">le détails de la commande sous la forme de facture.(attention les articles commandés qui ne seraient plus en stock doivent être signalés!) </text:p>
        </text:list-item>
        <text:list-item>
          <text:p text:style-name="P3">permettra la suppression d'article de la commande.</text:p>
        </text:list-item>
        <text:list-item>
          <text:p text:style-name="P3">permettra la modification de la quantité par article.</text:p>
        </text:list-item>
        <text:list-item>
          <text:p text:style-name="P3">permettra la réinitilisation du panier.</text:p>
        </text:list-item>
        <text:list-item>
          <text:p text:style-name="P3">permettra de valider la commande via un formulaire d'inscription.</text:p>
        </text:list-item>
      </text:list>
      <text:p text:style-name="Standard"/>
      <text:h text:style-name="Heading_20_3" text:outline-level="3">Page de validation de la commande :</text:h>
      <text:p text:style-name="Standard"/>
      <text:p text:style-name="Standard">Page de validation de la commande (accessible seulement si une commande contenant des articles en stock existent): </text:p>
      <text:list xml:id="list1845023925" text:style-name="L5">
        <text:list-item>
          <text:p text:style-name="P4">formulaire d'inscription permettant :</text:p>
        </text:list-item>
        <text:list-item>
          <text:p text:style-name="P7">soit de rentrer un numéro de client et un email (client existant).</text:p>
        </text:list-item>
        <text:list-item>
          <text:p text:style-name="P7">soit de remplir un formulaire complet pour remplir la table client (le champ numéro de client sera alors créé: 3 premières lettres du nom suivi de l'id sur 5 chiffres).</text:p>
        </text:list-item>
      </text:list>
      <text:p text:style-name="Standard">Ce n'est qu'a ce moment que la commande sera rentrée dans la base de données.</text:p>
      <text:p text:style-name="Standard"/>
      <text:p text:style-name="Standard"/>
      <text:h text:style-name="P10" text:outline-level="2"><text:s/>== <text:span text:style-name="T1">ADMINISTRATEUR ==</text:span></text:h>
      <text:p text:style-name="Standard">L'administrateur naviguera dans une interface épurée et fonctionnelle. Elle lui permettra de gérer les tee-shirt et les commandes. Ces deux options apparaîtront dans le menu permanent en plus des items « clients ». Prévoir aussi un lien de déconnection.</text:p>
      <text:p text:style-name="Standard"/>
      <text:h text:style-name="Heading_20_3" text:outline-level="3">Gestion des tee-shirts:</text:h>
      <text:p text:style-name="Standard"/>
      <text:p text:style-name="Standard">LISTE :</text:p>
      <text:p text:style-name="Standard">Permet l'affichage d'une liste de tous les tee-shirts présents dans la base de données accompagnés d'un lien pour modifier le détails et d'un autre pour supprimer l'article. </text:p>
      <text:p text:style-name="Standard">Le lien de suppression ne devra pas apparaître si le tee-shirt fait l'objet d'une commande.</text:p>
      <text:p text:style-name="Standard">Un lien devra permettre l'ajout d'un tee-shirt.</text:p>
      <text:p text:style-name="Standard"><text:s/><text:tab/></text:p>
      <text:p text:style-name="Standard">AJOUT :</text:p>
      <text:p text:style-name="Standard">Permet de remplir tous les champs de la table produits (nom,prix,description, image_pt,image_gd,..) ainsi que la table exemplaire.</text:p>
      <text:p text:style-name="Standard">Les champs d'image de la db contiendront le chemin relatif des fichiers images. </text:p>
      <text:p text:style-name="Standard">Les images seront uploadées sur le serveur via des champs files. </text:p>
      <text:p text:style-name="Standard">L'application doit vérifier la validité de ces images(extension).</text:p>
      <text:p text:style-name="Standard">Les valeurs relatives au créateur,matière,catégorie devront être rentrées via des listes déroulantes présentant les valeurs disponibles.</text:p>
      <text:p text:style-name="Standard"><text:soft-page-break/>L'application prévoira des champs pour chaque taille disponible dans la table taille permettant de remplir les quantités en stock.</text:p>
      <text:p text:style-name="Standard"><text:s/></text:p>
      <text:p text:style-name="Standard">MODIFICATION :</text:p>
      <text:p text:style-name="Standard">Accessible en sélectionnant l'intitulé d'un tee-shirt dans la liste. Il devra présenter les mêmes champs que lors d'un ajout mais prérempli (sauf pour les images).</text:p>
      <text:p text:style-name="Standard">L'administrateur aura la responsabilité de la cohérence des infos en cas de modifications d'intitulé.</text:p>
      <text:p text:style-name="Standard"/>
      <text:p text:style-name="Standard">SUPPRESSION :</text:p>
      <text:p text:style-name="Standard">Se déclenche lors de la sélection du lien correspondant dans la liste des tee-shirts et après confirmation via une boîte javascript.</text:p>
      <text:p text:style-name="Standard">L'application devra empêcher toute suppression relative a des tee-shirts en commande.</text:p>
      <text:p text:style-name="Standard">L'application devra supprimer toutes les lignes dépendantes lors d'une suppression. </text:p>
      <text:p text:style-name="Standard"/>
      <text:p text:style-name="Standard"/>
      <text:h text:style-name="Heading_20_3" text:outline-level="3">Gestion des commandes.</text:h>
      <text:p text:style-name="Standard">Les commandes correspondent à tous les paniers validés et non encore livrés. Après livraison, l'administrateur à la responsabilité de mettre à jour leur état dans l'application. Celle-ci ne conservera pas d'historique des commandes mais aura en charge le maintien de l'état de stock. Deux cas de figure peuvent se produire lors de la livraison de la commande, la commande à été livrée et payée et la commande n'a pu être livrée(changement d'adresse, refus de payer,...). </text:p>
      <text:p text:style-name="Standard">Dans les deux cas, les lignes correspondantes devront être supprimées de la base de données. En plus, dans le cas d'une validation de la commande, il faudra retirer de la table exemplaire les stocks livrés.</text:p>
      <text:p text:style-name="Standard"/>
      <text:p text:style-name="Standard"/>
      <text:p text:style-name="Standard"/>
      <text:h text:style-name="Heading_20_2" text:outline-level="2"><text:s/>EN FAIRE PLUS</text:h>
      <text:p text:style-name="Standard"/>
      <text:list xml:id="list2161567238" text:style-name="L6">
        <text:list-item>
          <text:p text:style-name="P5">Créer un système de pagination pour les pages comprenant plus de 10 articles.</text:p>
        </text:list-item>
        <text:list-item>
          <text:p text:style-name="P5">Permettre une gestion <text:tab/></text:p>
        </text:list-item>
        <text:list-item>
          <text:p text:style-name="P8">des catégories</text:p>
        </text:list-item>
        <text:list-item>
          <text:p text:style-name="P8">des matières</text:p>
        </text:list-item>
        <text:list-item>
          <text:p text:style-name="P8">des créateurs</text:p>
        </text:list-item>
        <text:list-item>
          <text:p text:style-name="P8">des tailles </text:p>
        </text:list-item>
        <text:list-item>
          <text:p text:style-name="P5">Redimensionner les images pour créer des miniatures à la vol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0-07-15T09:08:43</meta:creation-date>
    <dc:date>2014-05-21T20:17:54</dc:date>
    <meta:print-date>2010-07-15T10:40:29</meta:print-date>
    <dc:language>fr-BE</dc:language>
    <meta:editing-cycles>17</meta:editing-cycles>
    <meta:editing-duration>PT2H15M41S</meta:editing-duration>
    <meta:document-statistic meta:table-count="0" meta:image-count="0" meta:object-count="0" meta:page-count="3" meta:paragraph-count="71" meta:word-count="864" meta:character-count="5395"/>
    <meta:user-defined meta:name="Info 1"/>
    <meta:user-defined meta:name="Info 2"/>
    <meta:user-defined meta:name="Info 3"/>
    <meta:user-defined meta:name="Info 4"/>
  </office:meta>
</office:document-meta>
</file>